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ira Code" svg:font-family="'Fira Code', 'Droid Sans Mono', monospace, monospace, 'Droid Sans Fallback'"/>
    <style:font-face style:name="FreeSans1" svg:font-family="FreeSans" style:font-family-generic="swiss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 Retina" fo:font-size="16pt" fo:font-weight="bold" officeooo:rsid="000c7590" officeooo:paragraph-rsid="000c7590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Fira Code Retina" fo:font-size="14pt" fo:font-weight="normal" officeooo:rsid="000c7590" officeooo:paragraph-rsid="000c7590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Fira Code Retina" fo:font-size="14pt" fo:font-weight="normal" officeooo:rsid="000f0c74" officeooo:paragraph-rsid="000f0c74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Fira Code Retina" fo:font-size="14pt" fo:font-weight="normal" officeooo:rsid="000f0c74" officeooo:paragraph-rsid="000ff76e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Fira Code Retina" fo:font-size="14pt" fo:font-weight="normal" officeooo:rsid="000ff76e" officeooo:paragraph-rsid="000ff76e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Fira Code Retina" fo:font-size="14pt" fo:font-weight="normal" officeooo:rsid="00101f28" officeooo:paragraph-rsid="00101f28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Fira Code Retina" fo:font-size="14pt" fo:font-weight="normal" officeooo:rsid="00134390" officeooo:paragraph-rsid="00134390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Fira Code Retina" fo:font-size="14pt" fo:font-weight="normal" officeooo:rsid="0017e685" officeooo:paragraph-rsid="0017e685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Fira Code Retina" fo:font-size="14pt" fo:font-weight="normal" officeooo:rsid="001a94ca" officeooo:paragraph-rsid="001a94ca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Fira Code Retina" fo:font-size="14pt" fo:font-weight="normal" officeooo:rsid="001c041b" officeooo:paragraph-rsid="001c041b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Fira Code Retina" fo:font-size="14pt" fo:font-weight="normal" officeooo:rsid="0021e3d2" officeooo:paragraph-rsid="0021e3d2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Fira Code Retina" fo:font-size="14pt" fo:font-weight="normal" officeooo:rsid="0021fed4" officeooo:paragraph-rsid="0021e3d2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Fira Code Retina" fo:font-size="14pt" fo:font-weight="normal" officeooo:rsid="0021fed4" officeooo:paragraph-rsid="0021fed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Fira Code Retina" fo:font-size="14pt" fo:font-weight="normal" officeooo:rsid="00235e73" officeooo:paragraph-rsid="00235e73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Fira Code Retina" fo:font-size="14pt" fo:font-weight="normal" officeooo:rsid="00255c59" officeooo:paragraph-rsid="00255c59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Fira Code Retina" fo:font-size="14pt" fo:font-weight="normal" officeooo:rsid="0028c389" officeooo:paragraph-rsid="0028c389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Fira Code Retina" fo:font-size="14pt" fo:font-weight="normal" officeooo:rsid="00293e8f" officeooo:paragraph-rsid="00293e8f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Fira Code Retina" fo:font-size="14pt" fo:font-weight="normal" officeooo:rsid="00293e8f" officeooo:paragraph-rsid="00298413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Fira Code Retina" fo:font-size="14pt" fo:font-weight="normal" officeooo:rsid="002c3d91" officeooo:paragraph-rsid="002c3d91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Fira Code Retina" fo:font-size="14pt" fo:font-weight="normal" officeooo:rsid="002d7b31" officeooo:paragraph-rsid="002d7b31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Fira Code Retina" fo:font-size="14pt" fo:font-weight="normal" officeooo:rsid="002d85aa" officeooo:paragraph-rsid="002d85aa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Fira Code Retina" fo:font-size="14pt" fo:font-weight="bold" officeooo:rsid="0021e3d2" officeooo:paragraph-rsid="0021e3d2" style:font-size-asian="12.25pt" style:font-weight-asian="bold" style:font-size-complex="14pt" style:font-weight-complex="bold"/>
    </style:style>
    <style:style style:name="P23" style:family="paragraph" style:parent-style-name="Standard">
      <style:text-properties officeooo:paragraph-rsid="001c041b"/>
    </style:style>
    <style:style style:name="P24" style:family="paragraph" style:parent-style-name="Standard">
      <style:text-properties officeooo:rsid="00210b48" officeooo:paragraph-rsid="00210b48"/>
    </style:style>
    <style:style style:name="P25" style:family="paragraph" style:parent-style-name="Standard">
      <style:text-properties officeooo:paragraph-rsid="0021e3d2"/>
    </style:style>
    <style:style style:name="P26" style:family="paragraph" style:parent-style-name="Standard">
      <style:text-properties officeooo:rsid="0021fed4" officeooo:paragraph-rsid="0021fed4"/>
    </style:style>
    <style:style style:name="P27" style:family="paragraph" style:parent-style-name="Standard">
      <style:paragraph-properties style:line-height-at-least="0.635cm"/>
      <style:text-properties fo:color="#f8f8f2" fo:background-color="#282a36"/>
    </style:style>
    <style:style style:name="P28" style:family="paragraph" style:parent-style-name="Standard">
      <style:paragraph-properties style:line-height-at-least="0.635cm"/>
      <style:text-properties fo:color="#f8f8f2" style:font-name="Fira Code" fo:font-size="13.5pt" fo:font-weight="normal" fo:background-color="#282a36"/>
    </style:style>
    <style:style style:name="P29" style:family="paragraph" style:parent-style-name="Standard">
      <style:text-properties fo:color="#f8f8f2" style:font-name="Fira Code Retina" fo:font-size="14pt" fo:font-weight="normal" officeooo:rsid="002d85aa" officeooo:paragraph-rsid="002d85aa" fo:background-color="#282a3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style:line-height-at-least="0.635cm"/>
    </style:style>
    <style:style style:name="P31" style:family="paragraph" style:parent-style-name="Standard">
      <style:paragraph-properties fo:margin-top="0cm" fo:margin-bottom="0.499cm" loext:contextual-spacing="false" style:line-height-at-least="0.635cm"/>
    </style:style>
    <style:style style:name="T1" style:family="text">
      <style:text-properties officeooo:rsid="000fb236"/>
    </style:style>
    <style:style style:name="T2" style:family="text">
      <style:text-properties officeooo:rsid="000ff76e"/>
    </style:style>
    <style:style style:name="T3" style:family="text">
      <style:text-properties officeooo:rsid="00158d57"/>
    </style:style>
    <style:style style:name="T4" style:family="text">
      <style:text-properties officeooo:rsid="001637ec"/>
    </style:style>
    <style:style style:name="T5" style:family="text">
      <style:text-properties style:font-name="Fira Code Retina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style:font-name="Fira Code Retina" fo:font-size="14pt" fo:font-weight="normal" officeooo:rsid="001c041b" style:font-size-asian="12.25pt" style:font-weight-asian="normal" style:font-size-complex="14pt" style:font-weight-complex="normal"/>
    </style:style>
    <style:style style:name="T7" style:family="text">
      <style:text-properties style:font-name="Fira Code Retina" fo:font-size="14pt" fo:font-weight="normal" officeooo:rsid="001d521f" style:font-size-asian="12.25pt" style:font-weight-asian="normal" style:font-size-complex="14pt" style:font-weight-complex="normal"/>
    </style:style>
    <style:style style:name="T8" style:family="text">
      <style:text-properties style:font-name="Fira Code Retina" fo:font-size="14pt" fo:font-weight="normal" officeooo:rsid="001e6ef2" style:font-size-asian="12.25pt" style:font-weight-asian="normal" style:font-size-complex="14pt" style:font-weight-complex="normal"/>
    </style:style>
    <style:style style:name="T9" style:family="text">
      <style:text-properties style:font-name="Fira Code Retina" fo:font-size="14pt" fo:font-weight="normal" officeooo:rsid="001f2fb0" style:font-size-asian="12.25pt" style:font-weight-asian="normal" style:font-size-complex="14pt" style:font-weight-complex="normal"/>
    </style:style>
    <style:style style:name="T10" style:family="text">
      <style:text-properties style:font-name="Fira Code Retina" fo:font-size="14pt" fo:font-weight="normal" officeooo:rsid="00210b48" style:font-size-asian="12.25pt" style:font-weight-asian="normal" style:font-size-complex="14pt" style:font-weight-complex="normal"/>
    </style:style>
    <style:style style:name="T11" style:family="text">
      <style:text-properties style:font-name="Fira Code Retina" fo:font-size="14pt" fo:font-weight="normal" officeooo:rsid="0021e3d2" style:font-size-asian="12.25pt" style:font-weight-asian="normal" style:font-size-complex="14pt" style:font-weight-complex="normal"/>
    </style:style>
    <style:style style:name="T12" style:family="text">
      <style:text-properties style:font-name="Fira Code Retina" fo:font-size="14pt" fo:font-weight="normal" officeooo:rsid="0021fed4" style:font-size-asian="12.25pt" style:font-weight-asian="normal" style:font-size-complex="14pt" style:font-weight-complex="normal"/>
    </style:style>
    <style:style style:name="T13" style:family="text">
      <style:text-properties style:font-name="Fira Code Retina" fo:font-size="14pt" fo:font-weight="normal" officeooo:rsid="00230187" style:font-size-asian="12.25pt" style:font-weight-asian="normal" style:font-size-complex="14pt" style:font-weight-complex="normal"/>
    </style:style>
    <style:style style:name="T14" style:family="text">
      <style:text-properties officeooo:rsid="002d7b31"/>
    </style:style>
    <style:style style:name="T15" style:family="text">
      <style:text-properties style:font-name="Fira Code" fo:font-size="13.5pt" fo:font-weight="normal"/>
    </style:style>
    <style:style style:name="T16" style:family="text">
      <style:text-properties fo:color="#6272a4" style:font-name="Fira Code" fo:font-size="13.5pt"/>
    </style:style>
    <style:style style:name="T17" style:family="text">
      <style:text-properties fo:color="#6272a4" style:font-name="Fira Code" fo:font-size="13.5pt" fo:font-weight="normal"/>
    </style:style>
    <style:style style:name="T18" style:family="text">
      <style:text-properties fo:color="#50fa7b" style:font-name="Fira Code" fo:font-size="13.5pt" fo:font-weight="normal"/>
    </style:style>
    <style:style style:name="T19" style:family="text">
      <style:text-properties fo:color="#ffb86c" style:font-name="Fira Code" fo:font-size="13.5pt" fo:font-style="italic" fo:font-weight="normal"/>
    </style:style>
    <style:style style:name="T20" style:family="text">
      <style:text-properties officeooo:rsid="002f3a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VO DE ANOTACOES REFERENTE AOS MODULOS DE REACT.</text:p>
      <text:p text:style-name="P1"/>
      <text:p text:style-name="P2">Diferenças entre React / ReactJS / React Native<text:line-break/></text:p>
      <text:p text:style-name="P2">React: Biblioteca de construção de interfaces e componentizacao.</text:p>
      <text:p text:style-name="P2"/>
      <text:p text:style-name="P2"/>
      <text:p text:style-name="P2"/>
      <text:p text:style-name="P2">ReactJS: Estamos no refererindo no comportamento do react diretamente no browser - <text:s/>quando o react se junta com o reactDOM (controla DOM do browser) vira o react JS.</text:p>
      <text:p text:style-name="P2"/>
      <text:p text:style-name="P2">React Native: soma do react + outra biblioteca que cuida de elementos nativos.</text:p>
      <text:p text:style-name="P2"/>
      <text:p text:style-name="P2"/>
      <text:p text:style-name="P3">Criar uma pasta para o novo modulo e executar o yarn init -y</text:p>
      <text:p text:style-name="P3">Acesse essa pasta pelo vscode e vamos instalar as bibliotecas para trabalhar com o react, execute <text:span text:style-name="T1">o codigo abaixo para instalar tudo como dependencia de desenvolvedor</text:span>:</text:p>
      <text:p text:style-name="P3"/>
      <text:p text:style-name="P3">“yarn add @babel/core @babel/preset-env @babel/preset-react webpack webpack-cli -<text:span text:style-name="T1">D</text:span>”</text:p>
      <text:p text:style-name="P3"/>
      <text:p text:style-name="P4">@babel/preset-env: <text:span text:style-name="T2">responsavel por alterar funcionalidades do JS que o navegador ainda não entende;</text:span></text:p>
      <text:p text:style-name="P4"/>
      <text:p text:style-name="P4">@babel/preset-react: <text:span text:style-name="T2">responsavel por transformar as coisas que o navegador não entende do react </text:span></text:p>
      <text:p text:style-name="P3"/>
      <text:p text:style-name="P5">agora execute :</text:p>
      <text:p text:style-name="P5"/>
      <text:p text:style-name="P5">“yarn add react react-dom”</text:p>
      <text:p text:style-name="P5"/>
      <text:p text:style-name="P5"><text:soft-page-break/>crie um arquivo babel.config.js e configure o export dos presets</text:p>
      <text:p text:style-name="P5">após crie um arquivo webpack.config.js, que nele sera exportado as configuracoes do webpack.</text:p>
      <text:p text:style-name="P6">Na pasta src fica os arquivos de desenvolvimento com as funcionalidades que utilizamos, crie uma pasta public onde sera armazenado os <text:span text:style-name="T20">arquivos</text:span> já transpilados para a linguagemq <text:span text:style-name="T20">q</text:span>ue o JS e o navegador entendam.</text:p>
      <text:p text:style-name="P6"/>
      <text:p text:style-name="P6"/>
      <text:p text:style-name="P7">Execute o comando <text:span text:style-name="T3">abaixo</text:span> para instalar o babel loader na aplicação e continue configurando o <text:span text:style-name="T2">webpack.config.js,</text:span></text:p>
      <text:p text:style-name="P7"/>
      <text:p text:style-name="P7">“<text:span text:style-name="T4">yarn add babel-loader -D</text:span>”</text:p>
      <text:p text:style-name="P7"/>
      <text:p text:style-name="P8">Apos configurar o webpack, va no package.json, crie um novo script e dentro dele crie um script build, isso ira pegar o arquivo JS e iram converter para uma maneira que o navegador entenda.</text:p>
      <text:p text:style-name="P8"/>
      <text:p text:style-name="P9">Para executar esse script utilize a sintaxe:</text:p>
      <text:p text:style-name="P9">“yarn build”</text:p>
      <text:p text:style-name="P9">Ela vai criar o nosso arquivo bundle dentro da pasta public, nele estarao todos os codigos já transpilados para forma que todos os browsers entendam</text:p>
      <text:p text:style-name="P9">após isso crie um arquiivo index.html na pasta public</text:p>
      <text:p text:style-name="P9">escreva html e seleciona a opção do html:5</text:p>
      <text:p text:style-name="P9"/>
      <text:p text:style-name="P9">dentro do body crie um script com src do bundle.js e faça algumas alteracoes no codigo html</text:p>
      <text:p text:style-name="P9"/>
      <text:p text:style-name="P10">Para ativar a funcionalidade de sempre que mudarmos algumas coisa no codigo o servidor atualizar automaticamente iremos instalar uma funcionalidade pelo seguinte codigo.</text:p>
      <text:p text:style-name="P10"/>
      <text:p text:style-name="P10">“yarn add webpack-dev-server -D”</text:p>
      <text:p text:style-name="P23"><text:span text:style-name="T6">depois disso va no webpack config e crie uma nova propriedade chamada devServer e configure. Depois disso </text:span><text:soft-page-break/><text:span text:style-name="T6">va no package.json e c</text:span><text:span text:style-name="T10">rie um novo script chamado dev</text:span><text:span text:style-name="T6"> para webpack-dev-server, </text:span><text:span text:style-name="T7">isso ira rodar nossa aplicacao em um localhost que sera mostrado no </text:span><text:span text:style-name="T8">terminal, </text:span><text:span text:style-name="T9">com isso sempre que algo for atualizado e salvo no arquivo de js a pagina ser atualizada.</text:span></text:p>
      <text:p text:style-name="P24"><text:span text:style-name="T9">A </text:span><text:span text:style-name="T5">questao do –mode development ele traz um bundle mais legivel e de entendimento mais facil porem dessa forma ele fica mais pesado, se colocarmos –-mode production ele ira gerar um bundle reduzido e menos legivel porem sera muito mais leve, ou seja build&gt;producao / dev&gt;desenvolvimento</text:span></text:p>
      <text:p text:style-name="P9"><text:s/></text:p>
      <text:p text:style-name="P22">Iremos começar a utilizar o react na aplicação</text:p>
      <text:p text:style-name="P11"/>
      <text:p text:style-name="P11">Nao e necessario fazer nenhuma config para que o webpack e o babel entendam pois já fizemos isso anteriormente no arquivo babel.config.js</text:p>
      <text:p text:style-name="P11"/>
      <text:p text:style-name="P25"><text:span text:style-name="T11">Iremos mexer no arquivo index.js </text:span><text:span text:style-name="T12">e criar um arquivo App.js que ficara contido o componente principal da nossa aplicação em react.</text:span></text:p>
      <text:p text:style-name="P12"/>
      <text:p text:style-name="P13">Iremos instalar os loaders de CSS para podermos utrilizar CSS na nossa aplicação:</text:p>
      <text:p text:style-name="P13"/>
      <text:p text:style-name="P26"><text:span text:style-name="T5">“yarn add style-loader css-loader -</text:span><text:span text:style-name="T13">D</text:span><text:span text:style-name="T5">”</text:span></text:p>
      <text:p text:style-name="P13"/>
      <text:p text:style-name="P14">Vá no webpack config e crie uma nova rule, para testar arquivos css</text:p>
      <text:p text:style-name="P14"/>
      <text:p text:style-name="P15">Agora iremos instalar o loader de carregamento de imagens</text:p>
      <text:p text:style-name="P15">“yarn add file-loader -D”</text:p>
      <text:p text:style-name="P15"/>
      <text:p text:style-name="P16">Agora precisamos criar uma pasta components dentro da pastta src, que ira armazenar a maioria dos componentes menos o App que sera o componente principal.</text:p>
      <text:p text:style-name="P16"/>
      <text:p text:style-name="P17">Para o babel entender as declarações resumidas de state precisamos instalar o plugin abaixo:</text:p>
      <text:p text:style-name="P17"><text:soft-page-break/>“yarn add @babel/plugin-proposal-class-properties -D”</text:p>
      <text:p text:style-name="P18"/>
      <text:p text:style-name="P18">Va no babel config e crie uma nova propriedade chamada </text:p>
      <text:p text:style-name="P18">plugins.</text:p>
      <text:p text:style-name="P19">Default props <text:span text:style-name="T14">exxplicacao no arquivo trechlistOlá</text:span></text:p>
      <text:p text:style-name="P19"/>
      <text:p text:style-name="P20">Prop-types serve para deixar visivel caso o dev esteja informando coisas erradas no codigo, onde deveria ser função esta um texto…</text:p>
      <text:p text:style-name="P20">para isso instale a biblioteca abaixo:</text:p>
      <text:p text:style-name="P20">“yarn add prop-types”</text:p>
      <text:p text:style-name="P20"/>
      <text:p text:style-name="P21">Ciclo de vida do componente:</text:p>
      <text:p text:style-name="P21">os principais metodos do componente abaixo</text:p>
      <text:p text:style-name="P21"/>
      <text:p text:style-name="P29">  <text:span text:style-name="T16">// Executado assim que o componente aparece em tela</text:span></text:p>
      <text:p text:style-name="P27">  <text:span text:style-name="T18">componentDidMount</text:span><text:span text:style-name="T15">(){</text:span></text:p>
      <text:p text:style-name="P30"/>
      <text:p text:style-name="P27">  <text:span text:style-name="T15">}</text:span></text:p>
      <text:p text:style-name="P30"/>
      <text:p text:style-name="P27">  <text:span text:style-name="T17">//Executado sempre que houver alteracoes nas props ou estado</text:span></text:p>
      <text:p text:style-name="P27">  <text:span text:style-name="T18">componentDidUpdate</text:span><text:span text:style-name="T15">(</text:span><text:span text:style-name="T19">prevProps</text:span><text:span text:style-name="T15">, </text:span><text:span text:style-name="T19">prevState</text:span><text:span text:style-name="T15">) {</text:span></text:p>
      <text:p text:style-name="P27">    <text:span text:style-name="T17">//this.props, this.state - apos o update caso seja necessariompodemos pegar os dados de props ou state antes de serem atualizados e comparar com os dados de agora. </text:span></text:p>
      <text:p text:style-name="P27">  <text:span text:style-name="T15">}</text:span></text:p>
      <text:p text:style-name="P31"/>
      <text:p text:style-name="P27">  <text:span text:style-name="T17">// Executado quando o componente deixa de existir.</text:span></text:p>
      <text:p text:style-name="P27">  <text:span text:style-name="T18">componentWillUnmount</text:span><text:span text:style-name="T15">(){</text:span></text:p>
      <text:p text:style-name="P30"/>
      <text:p text:style-name="P27">  <text:span text:style-name="T15">}</text:span></text:p>
      <text:p text:style-name="P28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ira Code" svg:font-family="'Fira Code', 'Droid Sans Mono', monospace, monospace, 'Droid Sans Fallback'"/>
    <style:font-face style:name="FreeSans1" svg:font-family="FreeSans" style:font-family-generic="swiss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7T20:57:07.309137135</meta:creation-date>
    <meta:generator>LibreOffice/6.3.2.2$Linux_X86_64 LibreOffice_project/e1663a74855acfc3cddf258a1b61ef869561d205</meta:generator>
    <dc:date>2019-11-03T23:52:46.905493488</dc:date>
    <meta:editing-duration>PT4H4M6S</meta:editing-duration>
    <meta:editing-cycles>30</meta:editing-cycles>
    <meta:document-statistic meta:table-count="0" meta:image-count="0" meta:object-count="0" meta:page-count="4" meta:paragraph-count="58" meta:word-count="713" meta:character-count="4556" meta:non-whitespace-character-count="3872"/>
  </office:meta>
</office:document-meta>
</file>